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00000002574CDC0BED6BA7B1E.png" manifest:media-type="image/png"/>
  <manifest:file-entry manifest:full-path="Pictures/10000201000000E200000028005AF35F8D5E85B3.png" manifest:media-type="image/png"/>
  <manifest:file-entry manifest:full-path="Pictures/1000020100000111000001DEFA385AC0AE96E0DC.png" manifest:media-type="image/png"/>
  <manifest:file-entry manifest:full-path="Pictures/1000020100000110000001D899434DC50ED9638E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7.196cm" svg:height="12.487cm" svg:x="6.52cm" svg:y="2.286cm">
          <draw:image xlink:href="Pictures/1000020100000110000001D899434DC50ED9638E.png" xlink:type="simple" xlink:show="embed" xlink:actuate="onLoad" loext:mime-type="image/png">
            <text:p/>
          </draw:image>
        </draw:frame>
        <draw:frame draw:style-name="gr1" draw:text-style-name="P1" draw:layer="layout" svg:width="7.222cm" svg:height="12.646cm" svg:x="17.018cm" svg:y="2.286cm">
          <draw:image xlink:href="Pictures/1000020100000111000001DEFA385AC0AE96E0DC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1.057cm" svg:x="17.548cm" svg:y="0.686cm">
          <draw:image xlink:href="Pictures/10000201000000E200000028005AF35F8D5E85B3.png" xlink:type="simple" xlink:show="embed" xlink:actuate="onLoad" loext:mime-type="image/png">
            <text:p/>
          </draw:image>
        </draw:frame>
        <draw:frame draw:style-name="gr1" draw:text-style-name="P1" draw:layer="layout" svg:width="5.926cm" svg:height="0.978cm" svg:x="7.028cm" svg:y="0.762cm">
          <draw:image xlink:href="Pictures/10000201000000E00000002574CDC0BED6BA7B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7:20:24.769852859</meta:creation-date>
    <meta:editing-duration>PT3M43S</meta:editing-duration>
    <meta:editing-cycles>2</meta:editing-cycles>
    <meta:generator>LibreOffice/6.4.7.2$Linux_X86_64 LibreOffice_project/40$Build-2</meta:generator>
    <dc:title>DNA</dc:title>
    <dc:date>2021-05-26T17:24:07.728510210</dc:date>
    <meta:document-statistic meta:object-count="28"/>
  </office:meta>
</office:document-meta>
</file>